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DejaVu Sans" svg:font-family="'DejaVu San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style:font-size-complex="12pt"/>
    </style:style>
    <style:style style:name="P3" style:family="paragraph" style:parent-style-name="Text_20_body">
      <style:paragraph-properties fo:margin-left="0in" fo:margin-right="0in" fo:text-align="center" style:justify-single-word="false" fo:text-indent="0in" style:auto-text-indent="false" fo:break-before="page"/>
      <style:text-properties style:font-size-complex="12pt"/>
    </style:style>
    <style:style style:name="P4" style:family="paragraph" style:parent-style-name="Text_20_body" style:master-page-name="Standard">
      <style:paragraph-properties style:page-number="1"/>
    </style:style>
    <style:style style:name="P5" style:family="paragraph" style:parent-style-name="Heading_20_1">
      <style:text-properties fo:font-style="italic" style:font-style-asian="italic" style:font-style-complex="italic"/>
    </style:style>
    <style:style style:name="P6" style:family="paragraph" style:parent-style-name="Heading_20_1" style:master-page-name="Convert_20_1">
      <style:paragraph-properties style:page-number="auto" fo:break-before="page"/>
      <style:text-properties fo:font-style="italic" style:font-style-asian="italic" style:font-style-complex="italic"/>
    </style:style>
    <style:style style:name="P7" style:family="paragraph" style:parent-style-name="Footnote">
      <style:text-properties fo:color="#000000" style:font-name="Times New Roman" style:font-name-complex="Times New Roman"/>
    </style:style>
    <style:style style:name="P8" style:family="paragraph" style:parent-style-name="Footnote">
      <style:text-properties style:font-name="Times New Roman" style:font-name-complex="Times New Roman"/>
    </style:style>
    <style:style style:name="P9" style:family="paragraph" style:parent-style-name="Footnote">
      <style:paragraph-properties fo:margin-left="0.5in" fo:margin-right="0in" fo:text-indent="-0.5in" style:auto-text-indent="false"/>
    </style:style>
    <style:style style:name="P10" style:family="paragraph" style:parent-style-name="Header">
      <style:paragraph-properties>
        <style:tab-stops>
          <style:tab-stop style:position="3in" style:type="center"/>
          <style:tab-stop style:position="6.4898in" style:type="right"/>
        </style:tab-stops>
      </style:paragraph-properties>
    </style:style>
    <style:style style:name="P11" style:family="paragraph" style:parent-style-name="Header">
      <style:paragraph-properties>
        <style:tab-stops>
          <style:tab-stop style:position="6.1874in"/>
        </style:tab-stops>
      </style:paragraph-properties>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size-complex="12pt"/>
    </style:style>
    <style:style style:name="T3" style:family="text">
      <style:text-properties fo:color="#000000"/>
    </style:style>
    <style:style style:name="T4" style:family="text">
      <style:text-properties fo:color="#000000" style:font-name="Times New Roman" style:font-name-complex="Times New Roman"/>
    </style:style>
    <style:style style:name="T5" style:family="text">
      <style:text-properties style:font-size-complex="12pt"/>
    </style:style>
    <style:style style:name="T6" style:family="text">
      <style:text-properties fo:font-style="italic" style:font-style-asian="italic" style:font-style-complex="italic"/>
    </style:style>
    <style:style style:name="T7" style:family="text">
      <style:text-properties style:font-name-asian="Times"/>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Text_20_body"/>
      <text:p text:style-name="Text_20_body"/>
      <text:p text:style-name="Text_20_body"/>
      <text:h text:style-name="P5" text:outline-level="1"><text:bookmark-start text:name="bkPaperTitl"/>Charlotte Summitt: The Mystery of the Second Marriage<text:bookmark-end text:name="bkPaperTitl"/></text:h>
      <text:h text:style-name="Heading_20_1" text:outline-level="1"><text:bookmark-start text:name="bkAuthor"/>P<text:bookmark-end text:name="bkAuthor"/>aul M. Summitt</text:h>
      <text:h text:style-name="Heading_20_1" text:outline-level="1"/>
      <text:h text:style-name="P6" text:outline-level="1">Charlotte Summitt: The Mystery of the Second Marriage</text:h>
      <text:p text:style-name="Text_20_body"><text:span text:style-name="T5">Charlotte Summitt was the youngest of twelve siblings, the children of George Summitt and Rosannah Graham Summitt</text:span><text:span text:style-name="Footnote_20_anchor"><text:span text:style-name="T5"><text:note text:id="ftn1" text:note-class="footnote"><text:note-citation>1</text:note-citation><text:note-body><text:p text:style-name="Footnote">Summitt, Paul M. <text:s/>“The Children of George Summitt of Kentucky.” <text:s/>http://summittfamilyquarterly.blogspot.com/2014/02/sfq-children-of-george-summitt-of.html</text:p></text:note-body></text:note></text:span></text:span><text:span text:style-name="T5"> of Nicholas County, Kentucky. <text:s/>Born around 1801 in Nicholas County, Kentucky, based on her age as reported in the 1850, 1860, 1870, and 1880 US Censuses</text:span><text:span text:style-name="Footnote_20_anchor"><text:span text:style-name="T5"><text:note text:id="ftn2" text:note-class="footnote"><text:note-citation>2</text:note-citation><text:note-body><text:p text:style-name="Footnote"><text:span text:style-name="T3">1850 US Census; Census Place: District 2, Nicholas, Kentucky; Roll: M432_215; Page: 405B; Image: 268; </text:span>1860 US Census; Census Place: District 2, Nicholas, Kentucky; Roll: M653_389; Page: 420; Image: 420; Family History Library Film: 803389; 1870 US Census; Census Place: Precinct 2, Nicholas, Kentucky; Roll: M593_491; Page: 227A; Image: 458; Family History Library Film: 545990; 1880 US Census; Census Place: Head Quarters, Nicholas, Kentucky; Roll: 436; Family History Film: 1254436; Page: 394B; Enumeration District: 090; Image: 0211.</text:p></text:note-body></text:note></text:span></text:span><text:span text:style-name="T5">, Charlotte appears as one of the two under ten year old females in George Summitt's entry in the 1810 US Census</text:span><text:span text:style-name="Footnote_20_anchor"><text:span text:style-name="T5"><text:note text:id="ftn3" text:note-class="footnote"><text:note-citation>3</text:note-citation><text:note-body><text:p text:style-name="Footnote">1810 US Census; Census Place: <text:s/>, Nicholas, Kentucky; Roll: 8; Page: 60; Image: 0181353; Family History Library Film: 00067.</text:p></text:note-body></text:note></text:span></text:span><text:span text:style-name="T5">, the other would have been Christina, and she appears as one of the two sixteen to twenty-six year old females in George Summit's 1820 US Census</text:span><text:span text:style-name="Footnote_20_anchor"><text:span text:style-name="T5"><text:note text:id="ftn4" text:note-class="footnote"><text:note-citation>4</text:note-citation><text:note-body><text:p text:style-name="Footnote">1820 U S Census; Census Place: <text:s/>, Nicholas, Kentucky; Page: 123; NARA Roll: M33_20; Image: 135. <text:s/>George's last name is only spelled with one t in this Census.</text:p></text:note-body></text:note></text:span></text:span><text:span text:style-name="T5">.</text:span></text:p>
      <text:p text:style-name="P1"><text:span text:style-name="T5"><text:tab/>According to Kentucky marriage records</text:span><text:span text:style-name="Footnote_20_anchor"><text:span text:style-name="T5"><text:note text:id="ftn5" text:note-class="footnote"><text:note-citation>5</text:note-citation><text:note-body><text:p text:style-name="Footnote">Kentucky Marriage Records. Volume 1; Page 33. </text:p></text:note-body></text:note></text:span></text:span><text:span text:style-name="T5">, Michael West and Charlotte Summit were married on January 31, 1826 in Carlisle, Nicholas County, Kentucky. <text:s/>Michael was probably born in Nicholas County, the son of Thomas and Sarah West, as was John, Christina Summitt's husband. <text:s/>Michael and Charlotte were the parents of Ann Eliza West in September of 1827 in Nicholas County.</text:span></text:p>
      <text:p text:style-name="P1"><text:span text:style-name="T5"><text:tab/>Michael appears to have died, however, before the 1830 census. <text:s/>Though there is no entry for either Michael or Charlotte West in the 1830 Census, the entry for George Summitt lists one male between the ages of sixty and seventy, one female between the ages of sixty and seventy, one female between the ages of thirty and forty, one female between the ages of twenty and thirty, one male between the ages of ten and fifteen, and two females between the ages of five and ten</text:span><text:span text:style-name="Footnote_20_anchor"><text:span text:style-name="T5"><text:note text:id="ftn6" text:note-class="footnote"><text:note-citation>6</text:note-citation><text:note-body><text:p text:style-name="Footnote">1830 US Census; Census Place: <text:s/>, Nicholas, Kentucky; Page: 220; NARA Series: M19; Roll Number: 40; Family History Film: 0007819.</text:p></text:note-body></text:note></text:span></text:span><text:span text:style-name="T5">. <text:s/>If </text:span><text:soft-page-break/><text:span text:style-name="T5">Michael died, it is possible and highly probable that Charlotte and any children would have moved back with her parents in the immediate time period after his death. <text:s/>This would have probably made her the <text:s/>one female between the ages of twenty and thirty and Ann Eliza would have been one of the two females between the ages of five and ten. <text:s/>The slightly older female living in the house with two other children, a young boy between ten and fifteen and a young female between five and ten could have been Malinda Summitt Ashbrook and her children. <text:s/>Malinda had two children the right ages at that point in time and might have been pregnant with her third who was born in 1830 giving her a reason to be at her parents home awaiting the birth. <text:s/>A search of the 1830 US Census</text:span><text:span text:style-name="Footnote_20_anchor"><text:span text:style-name="T5"><text:note text:id="ftn7" text:note-class="footnote"><text:note-citation>7</text:note-citation><text:note-body><text:p text:style-name="Footnote">1830 US Census; Census Place: <text:s/>, Nicholas, Kentucky; Page: 181; NARA Series: M19; Roll Number: 40; Family History Film: 0007819.</text:p></text:note-body></text:note></text:span></text:span><text:span text:style-name="T5">, however turns up an entry for Andrew A. Ashbrook with one male age thirty to thirty-nine, one female age thirty to thirty-nine, one male age fifteen to nineteen, one male age five to nine, one female age five to nine, and two males under five. <text:s/>This would indicate that the slightly older female than the one we are suggesting was Charlotte was not Malinda as she was at her home with her husband there in Nicholas County. <text:s/>We can also be relatively sure that this woman was not Minerva Storey Summitt, the wife of Jacob, not was she Nancy Johnson Summitt, the wife of Elijah, as they are also listed as being in the households of their husbands there in Nicholas County</text:span><text:span text:style-name="Footnote_20_anchor"><text:span text:style-name="T5"><text:note text:id="ftn8" text:note-class="footnote"><text:note-citation>8</text:note-citation><text:note-body><text:p text:style-name="Footnote"><text:span text:style-name="T4">1830 US Census; Census Place: <text:s/>, Nicholas, Kentucky; Page: 220; NARA Series: M19; Roll Number: 40; Family History Film: 0007819.</text:span></text:p></text:note-body></text:note></text:span></text:span><text:span text:style-name="T5">. <text:s/>Margaret Ricketts Summitt, the wife of John Robert, is listed in the 1830 US Census in Fleming County with her husband</text:span><text:span text:style-name="Footnote_20_anchor"><text:span text:style-name="T5"><text:note text:id="ftn9" text:note-class="footnote"><text:note-citation>9</text:note-citation><text:note-body><text:p text:style-name="Footnote">1830 US Census; Census Place: Eastern Division, Fleming, Kentucky; Page: 75; NARA Series: M19; Roll Number: 36; Family History Film: 0007815.</text:p></text:note-body></text:note></text:span></text:span><text:span text:style-name="T5">. <text:s/>Mariah Barnett Summitt, wife of James, might be a possibility. <text:s/>At this point in time no entry for James has been found in the 1830 Census but an examination of the ages of the children don't match up with the known children of the couple. <text:s/>The results of this examination suggest that the two female entries, one older and one younger, in the household of George Summitt in 1830 is probably Charlotte and her child Ann </text:span><text:soft-page-break/><text:span text:style-name="T5">Eliza but the other woman and two children will remain a mystery at this point in time pending further information.</text:span></text:p>
      <text:p text:style-name="P1"><text:span text:style-name="T5"><text:tab/>According to a Gedcom file imported from James Allen Summitt, Charlotte married a John Smith Wyatt on 3 Jul 1834. <text:s/>In George's 1838 will she is listed as Charlotte Wyatt. <text:s/>Yet, in the 1850 US Census for Nicholas County Kentucky</text:span><text:span text:style-name="Footnote_20_anchor"><text:span text:style-name="T5"><text:note text:id="ftn10" text:note-class="footnote"><text:note-citation>10</text:note-citation><text:note-body><text:p text:style-name="Footnote">Census Year: 1850; Census Place: District 2, Nicholas, Kentucky; Roll: M432_215; Page: 405B; Image: 268.</text:p></text:note-body></text:note></text:span></text:span><text:span text:style-name="T5"> in the home headed by Rosanna Summit, George's widow, Charlotte is listed as Charlotte West. She is also listed as Sharlott West in the 1860</text:span><text:span text:style-name="Footnote_20_anchor"><text:span text:style-name="T5"><text:note text:id="ftn11" text:note-class="footnote"><text:note-citation>11</text:note-citation><text:note-body><text:p text:style-name="Footnote">Census Year: 1860; Census Place: District 2, Nicholas, Kentucky; Roll: M653_389; Page: 420; Image: 420; Family History Library Film: 803389.</text:p></text:note-body></text:note></text:span></text:span><text:span text:style-name="T5"> and 1870</text:span><text:span text:style-name="Footnote_20_anchor"><text:span text:style-name="T5"><text:note text:id="ftn12" text:note-class="footnote"><text:note-citation>12</text:note-citation><text:note-body><text:p text:style-name="Footnote">Census Year: 1870; Census Place: Precinct 2, Nicholas, Kentucky; Roll: M593_491; Page: 227A; Image: 458; Family History Library Film: 545990.</text:p></text:note-body></text:note></text:span></text:span><text:span text:style-name="T5"> US Census for Nicholas County, and as Charlotte West in the 1880 US Census</text:span><text:span text:style-name="Footnote_20_anchor"><text:span text:style-name="T5"><text:note text:id="ftn13" text:note-class="footnote"><text:note-citation>13</text:note-citation><text:note-body><text:p text:style-name="Footnote">Census Year: 1880; Census Place: Head Quarters, Nicholas, Kentucky; Roll: 436; Family History Film: 1254436; Page: 394B; Enumeration District: 090; Image: 0211.</text:p></text:note-body></text:note></text:span></text:span><text:span text:style-name="T5">.</text:span></text:p>
      <text:p text:style-name="P1"><text:span text:style-name="T5"><text:tab/>John Smith Wyatt was born probably in what would become Kentucky about 1796, the son of William and Rebecca Pearl Wyatt. <text:s/>According to Kentucky Marriage Records</text:span><text:span text:style-name="Footnote_20_anchor"><text:span text:style-name="T5"><text:note text:id="ftn14" text:note-class="footnote"><text:note-citation>14</text:note-citation><text:note-body><text:p text:style-name="Footnote">Dodd, Jordan. Kentucky Marriages, 1802-1850 [database on-line]. Provo, UT, USA: Ancestry.com Operations Inc, 1997.</text:p></text:note-body></text:note></text:span></text:span><text:span text:style-name="T5">, John S. Wyatt married Margaret Grigsby on 13 Sept 1819 in Nelson County, Kentucky. <text:s/>According to her tombstone, Margaret was born in Nelson County on 13 April 1800</text:span><text:span text:style-name="Footnote_20_anchor"><text:span text:style-name="T5"><text:note text:id="ftn15" text:note-class="footnote"><text:note-citation>15</text:note-citation><text:note-body><text:p text:style-name="Footnote">Ancestry.com. Web: Missouri, Find A Grave Index, 1812-2012 [database on-line]. Provo, UT, USA: Ancestry.com Operations, Inc., 2012.</text:p></text:note-body></text:note></text:span></text:span><text:span text:style-name="T5">. <text:s/>This would make her 19 to 20 years old at the time of the 1820 census. <text:s/>According to John Wiatt entry in the 1820 US Census for Nelson County, Kentucky, however, the household only lists one free white male 16 through 25, the entry for John, and one free white male under 10</text:span><text:span text:style-name="Footnote_20_anchor"><text:span text:style-name="T5"><text:note text:id="ftn16" text:note-class="footnote"><text:note-citation>16</text:note-citation><text:note-body><text:p text:style-name="Footnote">1820 U S Census; Census Place: Bradstown, Nelson, Kentucky; Page: 200; NARA Roll: M33_19; Image: 177.</text:p></text:note-body></text:note></text:span></text:span><text:span text:style-name="T5">. <text:s/>There are no free white females in the listing at all. <text:s/>By the 1830 US Census, John has moved to Missouri. <text:s/>His entry appears in the 1830 US Census listing for Charette, Montgomery County, Missouri</text:span><text:span text:style-name="Footnote_20_anchor"><text:span text:style-name="T5"><text:note text:id="ftn17" text:note-class="footnote"><text:note-citation>17</text:note-citation><text:note-body><text:p text:style-name="Footnote">1830 US Census; Census Place: Charette, Montgomery, Missouri; Page: 210; NARA Series: M19; Roll Number: 72; Family History Film: 0014853.</text:p></text:note-body></text:note></text:span></text:span><text:span text:style-name="T5"> and lists two </text:span><text:soft-page-break/><text:span text:style-name="T5">free white males under 10, one free white male 10 to 14, two free white males 30 to 39, two free white females under 5, one free white female 20 to 29, and one free white female 30 to 29. <text:s/>The other male and female over 20 in the listing is probably John's brother Lewis Lunsford and his wife Annie Caroline Tutt who were also early Missouri pioneers.</text:span></text:p>
      <text:p text:style-name="P1"><text:span text:style-name="T5"><text:tab/>But there is still an issue here that needs to be dealt with. <text:s/>Again, according to her tombstone, Margaret died 22 September 1839</text:span><text:span text:style-name="Footnote_20_anchor"><text:span text:style-name="T5"><text:note text:id="ftn18" text:note-class="footnote"><text:note-citation>18</text:note-citation><text:note-body><text:p text:style-name="Footnote">Ancestry.com. Web: Missouri, Find A Grave Index, 1812-2012 [database on-line]. Provo, UT, USA: Ancestry.com Operations, Inc., 2012.</text:p></text:note-body></text:note></text:span></text:span><text:span text:style-name="T5">. <text:s/>The information obtained from the GEDCOM file says Charlotte married John Smith Wyatt on 3 Jul 1834. <text:s/>This is five years before Margaret died. <text:s/>But Margaret does die a year after George did. <text:s/>So who is the Wyatt that Charlotte married? <text:s/>And what happened with the marriage? <text:s/>Why did Charlotte go back to West?</text:span></text:p>
      <text:p text:style-name="P2"/>
      <text:p text:style-name="P2"/>
      <text:p text:style-name="P3">References</text:p>
      <text:p text:style-name="P9"><text:span text:style-name="T2">Summitt, Paul M. <text:s/>“The Children of George Summitt of Kentucky.” </text:span><text:a xlink:type="simple" xlink:href="http://summittfamilyquarterly.blogspot.com/2014/02/sfq-children-of-george-summitt-of.html"><text:span text:style-name="Internet_20_link">http://summittfamilyquarterly.blogspot.com/2014/02/sfq-children-of-george-summitt-of.html</text:span></text:a>.</text:p>
      <text:p text:style-name="P7">1810 US Census; Census Place: <text:s/>, Nicholas, Kentucky; Roll: 8; Page: 60; Image: 0181353; Family History Library Film: 00067.</text:p>
      <text:p text:style-name="P7">1820 U S Census; Census Place: <text:s/>, Nicholas, Kentucky; Page: 123; NARA Roll: M33_20; Image: 135.</text:p>
      <text:p text:style-name="P7">1830 US Census; Census Place: Eastern Division, Fleming, Kentucky; Page: 75; NARA Series: M19; Roll Number: 36; Family History Film: 0007815.</text:p>
      <text:p text:style-name="P7">1830 US Census; Census Place: <text:s/>, Nicholas, Kentucky; Page: 181; NARA Series: M19; Roll Number: 40; Family History Film: 0007819.</text:p>
      <text:p text:style-name="P7">1830 US Census; Census Place: <text:s/>, Nicholas, Kentucky; Page: 220; NARA Series: M19; Roll Number: 40; Family History Film: 0007819.</text:p>
      <text:p text:style-name="P7">1850 US Census; Census Place: District 2, Nicholas, Kentucky; Roll: M432_215; Page: 405B; Image: 268.</text:p>
      <text:p text:style-name="P8">1860 US Census; Census Place: District 2, Nicholas, Kentucky; Roll: M653_389; Page: 420; Image: 420; Family History Library Film: 803389.</text:p>
      <text:p text:style-name="P8">1870 US Census; Census Place: Precinct 2, Nicholas, Kentucky; Roll: M593_491; Page: 227A; Image: 458; Family History Library Film: 545990.</text:p>
      <text:p text:style-name="P8">1880 US Census; Census Place: Head Quarters, Nicholas, Kentucky; Roll: 436; Family History Film: 1254436; Page: 394B; Enumeration District: 090; Image: 02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1" svg:font-family="Tahoma"/>
    <style:font-face style:name="DejaVu Sans" svg:font-family="'DejaVu San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left="0in" fo:margin-right="0in" fo:line-height="200%" fo:text-indent="0.375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line-height="20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line-height="200%"/>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umbered_20_list" style:display-name="Numbered list" style:family="paragraph" style:parent-style-name="Standard" style:list-style-name="WW8Num2">
      <style:paragraph-properties fo:line-height="2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lock_20_Text" style:display-name="Block Text" style:family="paragraph" style:parent-style-name="Text_20_body">
      <style:paragraph-properties fo:margin-left="0in" fo:margin-right="0in" fo:text-indent="0in" style:auto-text-indent="false"/>
    </style:style>
    <style:style style:name="Quotation" style:family="paragraph" style:parent-style-name="Text_20_body">
      <style:paragraph-properties fo:margin-left="0.3799in" fo:margin-right="0in" fo:text-indent="0in" style:auto-text-indent="false"/>
    </style:style>
    <style:style style:name="Reference" style:family="paragraph" style:parent-style-name="Text_20_body">
      <style:paragraph-properties fo:margin-left="0.3799in" fo:margin-right="0in" fo:text-indent="-0.3799in" style:auto-text-indent="false"/>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fo:font-size="12pt" fo:language="en" fo:country="US" style:font-size-asian="12pt" style:language-complex="ar" style:country-complex="SA"/>
    </style:style>
    <style:style style:name="_20_Char_20_Char1" style:display-name=" Char Char1" style:family="text" style:parent-style-name="Default_20_Paragraph_20_Font">
      <style:text-properties fo:font-size="12pt" fo:language="en" fo:country="US" style:font-size-asian="12pt" style:language-complex="ar" style:country-complex="SA"/>
    </style:style>
    <style:style style:name="_20_Char_20_Char" style:display-name=" Char Char" style:family="text" style:parent-style-name="_20_Char_20_Char1"/>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in" style:type="center"/>
          <style:tab-stop style:position="6.4898in" style:type="right"/>
        </style:tab-stops>
      </style:paragraph-properties>
    </style:style>
    <style:style style:name="MP2" style:family="paragraph" style:parent-style-name="Header">
      <style:paragraph-properties>
        <style:tab-stops>
          <style:tab-stop style:position="6.1874in"/>
        </style:tab-stops>
      </style:paragraph-properties>
    </style:style>
    <style:style style:name="MT1" style:family="text">
      <style:text-properties fo:font-style="italic" style:font-style-asian="italic" style:font-style-complex="italic"/>
    </style:style>
    <style:style style:name="MT2" style:family="text"/>
    <style:style style:name="MT3" style:family="text">
      <style:text-properties style:font-name-asian="Times"/>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2in" fo:margin-top="0.161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Charlotte Summitt: The Mystery of the Second Marriage</text:span><text:tab/> <text:s text:c="12"/><text:span text:style-name="Page_20_Number"><text:page-number text:select-page="current">1</text:page-number></text:span></text:p>
      </style:header>
      <style:footer>
        <text:p text:style-name="Footer"/>
      </style:footer>
    </style:master-page>
    <style:master-page style:name="Convert_20_1" style:display-name="Convert 1" style:page-layout-name="Mpm2">
      <style:header>
        <text:p text:style-name="MP2"><text:span text:style-name="MT1">Charlotte Summitt: The Mystery of the Second Marriage</text:span><text:tab/> <text:s text:c="4"/><text:span text:style-name="Page_20_Number"><text:page-number text:select-page="current">6</text:page-number></text:span></text:p>
      </style:header>
      <style:footer>
        <text:p text:style-name="Standard"><text:word-count style:num-format="1">1596</text:word-count><text:span text:style-name="MT3"> </text:span>word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A 6th Edition paper Template</dc:title>
    <dc:subject>APA 6th Template</dc:subject>
    <meta:keyword>APA6thtemplate</meta:keyword>
    <dc:description>Set up the document according to what my University gave me so i could use open office easier</dc:description>
    <meta:initial-creator>Paul M. Summitt</meta:initial-creator>
    <meta:creation-date>2014-02-14T20:27:40.809113600</meta:creation-date>
    <meta:editing-cycles>1</meta:editing-cycles>
    <meta:editing-duration>P11DT4H31M44S</meta:editing-duration>
    <meta:document-statistic meta:table-count="0" meta:image-count="0" meta:object-count="0" meta:page-count="6" meta:paragraph-count="41" meta:word-count="1596" meta:character-count="9838" meta:non-whitespace-character-count="8213"/>
    <meta:generator>LibreOffice/4.1.5.3$Linux_X86_64 LibreOffice_project/410$Build-3</meta:generator>
    <meta:user-defined meta:name="License">GPL Should work here</meta:user-defined>
    <meta:user-defined meta:name="_TemplateID">TC100763231033</meta:user-defined>
  </office:meta>
</office:document-meta>
</file>